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Heading">
      <style:paragraph-properties fo:text-align="center" style:justify-single-word="false"/>
    </style:style>
    <style:style style:name="P3" style:family="paragraph" style:parent-style-name="Salutation">
      <style:paragraph-properties fo:text-align="end"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Standard">
      <style:text-properties style:font-name="Lucida Sans Unicode" fo:font-style="italic" style:font-style-asian="italic" style:font-style-complex="italic"/>
    </style:style>
    <style:style style:name="P6" style:family="paragraph" style:parent-style-name="Standard">
      <style:paragraph-properties fo:line-height="150%" fo:text-align="justify" style:justify-single-word="false" style:text-autospace="none"/>
      <style:text-properties style:font-name="FreeSerif" fo:font-size="9pt" style:font-name-asian="CMR10" style:font-size-asian="9pt" style:font-name-complex="CMR10" style:font-size-complex="9pt"/>
    </style:style>
    <style:style style:name="P7" style:family="paragraph" style:parent-style-name="Standard">
      <style:paragraph-properties fo:line-height="150%" fo:text-align="justify" style:justify-single-word="false" style:text-autospace="none"/>
      <style:text-properties style:font-name="FreeSerif" fo:font-size="9pt" style:text-underline-style="none" style:font-name-asian="CMR10" style:font-size-asian="9pt" style:font-name-complex="CMR10" style:font-size-complex="9pt"/>
    </style:style>
    <style:style style:name="P8" style:family="paragraph" style:parent-style-name="Standard">
      <style:paragraph-properties fo:line-height="150%" fo:text-align="justify" style:justify-single-word="false" style:text-autospace="none"/>
      <style:text-properties style:font-name="FreeSerif" fo:font-size="10pt" fo:font-style="italic" style:font-name-asian="CMR10" style:font-size-asian="10pt" style:font-style-asian="italic" style:font-name-complex="CMR10" style:font-size-complex="10pt" style:font-style-complex="italic"/>
    </style:style>
    <style:style style:name="P9"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0"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1"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2"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3"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4"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5"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6"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7"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8"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9"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0"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1"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2"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3"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4"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5"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6"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7"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8"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9"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0"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1"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2"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3"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4"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5"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6"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7"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8"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9"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40"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41"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42" style:family="paragraph" style:parent-style-name="Standard">
      <style:paragraph-properties style:text-autospace="none"/>
      <style:text-properties style:font-name="FreeSerif" fo:font-size="10pt" style:font-name-asian="CMR10" style:font-size-asian="10pt" style:font-name-complex="CMR10" style:font-size-complex="10pt"/>
    </style:style>
    <style:style style:name="P43"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44" style:family="paragraph" style:parent-style-name="Standard">
      <style:paragraph-properties fo:text-align="justify" style:justify-single-word="false" style:text-autospace="none"/>
      <style:text-properties style:font-name="FreeSerif" fo:font-size="10pt" style:text-underline-style="solid" style:text-underline-width="auto" style:text-underline-color="font-color" style:font-name-asian="CMR10" style:font-size-asian="10pt" style:font-name-complex="CMR10" style:font-size-complex="10pt"/>
    </style:style>
    <style:style style:name="P45" style:family="paragraph" style:parent-style-name="Standard">
      <style:paragraph-properties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46" style:family="paragraph" style:parent-style-name="Standard">
      <style:paragraph-properties fo:line-height="150%"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47" style:family="paragraph" style:parent-style-name="Heading_20_2">
      <style:paragraph-properties fo:margin-left="0.4925in" fo:margin-right="0in" fo:text-indent="0in" style:auto-text-indent="false"/>
      <style:text-properties style:font-name="FreeSerif"/>
    </style:style>
    <style:style style:name="P48" style:family="paragraph" style:parent-style-name="Heading_20_2">
      <style:paragraph-properties fo:margin-left="0.4925in" fo:margin-right="0in" fo:text-align="justify" style:justify-single-word="false" fo:text-indent="0in" style:auto-text-indent="false"/>
      <style:text-properties style:font-name="FreeSerif"/>
    </style:style>
    <style:style style:name="P49" style:family="paragraph" style:parent-style-name="Heading_20_3">
      <style:paragraph-properties fo:margin-left="0.4925in" fo:margin-right="0in" fo:text-indent="0in" style:auto-text-indent="false"/>
      <style:text-properties style:font-name="FreeSerif" fo:font-style="italic" style:font-size-asian="10pt" style:font-style-asian="italic" style:font-size-complex="10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font-style-asian="italic"/>
    </style:style>
    <style:style style:name="T5" style:family="text">
      <style:text-properties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jo Práctico 2</text:p>
      <text:p text:style-name="P2">Sistemas Operativos </text:p>
      <text:p text:style-name="P2">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3"><text:span text:style-name="Footnote_20_Symbol"><text:span text:style-name="T2">Implementación de un sistema operativo multitarea</text:span></text:span></text:p>
      <text:p text:style-name="P3"><text:span text:style-name="Footnote_20_Symbol"><text:span text:style-name="T2">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7" text:outline-level="2">Resumen</text:h>
      <text:p text:style-name="P8">Se pide realizar un programa que conmute diferentes procesos, asignandoles a cada uno un tiempo de ejecucion. El multitasker no corre sobre ningún Sistema Operativo,</text:p>
      <text:p text:style-name="P8">se ubica en memoria utilizando un bootloader GRUB. El mismo debe ser implementado para plataformas Intel de 32 bits, en modo protegido.</text:p>
      <text:p text:style-name="P9"><text:span text:style-name="T2">El multitasker debe ser preemptivo y tomar como base la interrupción de hardware correspondiente al timer tick.</text:span></text:p>
      <text:h text:style-name="P47" text:outline-level="2"><text:soft-page-break/>Introducción</text:h>
      <text:p text:style-name="P9">Para esta entrega se parte del Trabajo especial presentado para la materia “Arquitecturas de computadoras” y se procede a implementar el multitasker desde ahi.</text:p>
      <text:p text:style-name="P9">En cuanto al multitasker, este presenta 2 tipos de funcionamiento: round robin y round robin con prioridades, los cuales serán explicados con mas detalle en la sección correspondiente.</text:p>
      <text:p text:style-name="P9">En cuanto al desalojo de procesos, se decidio no utilizar el método provisto por el procesador (recurriendo a TSS) sino que se implementó uno desde cero.</text:p>
      <text:p text:style-name="P9">La preemptividad del multitasker se asegura dado que los procesos que están corriendo no pueden hacer nada para evitar ser sacados del procesador ya que no participan en esto sino que se utiliza la interrupcion INT08 para determinar cuando un proceso debe desalojar el mismo y se llama a un scheduler de procesos para realizar el traspaso.</text:p>
      <text:p text:style-name="P42"/>
      <text:h text:style-name="P48" text:outline-level="2">Organización de la entrega</text:h>
      <text:p text:style-name="P9">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odigo fuente de las aplicaciones del sistema operativo como los header de las mismas.</text:p>
      <text:p text:style-name="P9">Ademas, en el raiz se ubican el Makefile y los subdirectorios de la Imagen del Sistema operativo y el codigo binario del mismo.</text:p>
      <text:p text:style-name="P43"/>
      <text:p text:style-name="P43"/>
      <text:h text:style-name="P48" text:outline-level="2">Contexto de Tareas</text:h>
      <text:p text:style-name="P9">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43"/>
      <text:h text:style-name="P48" text:outline-level="2">Generador de contextos</text:h>
      <text:p text:style-name="P9">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9">Lo que hace es reemplazar el registro ESP por el valor que recibe como parametro y luego pushea el estado de los registros, CS y ESP. <text:s/>Esto se hace para que cuando el scheduler le de el procesador a este proceso, el mismo encuentre su contexto sin inconsistencias. A<text:span text:style-name="T3">demas, pushea los parametros que reciben todas las aplicaciones del sistema operativo humix (pid, ppid, </text:span><text:span text:style-name="T3">parametros) para luego pushear la direccion de retorno de una funcion de mantenimiento del kernel que se encarga de eliminar al proceso de la cola de procesos del scheduler.</text:span> Finalmente retorna en su nombre el valor de ESP a la función createProcess.</text:p>
      <text:p text:style-name="P44"/>
      <text:h text:style-name="P48" text:outline-level="2"><text:soft-page-break/>Generador de procesos</text:h>
      <text:p text:style-name="P46">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CreateStackFrame se encarga de dejar armado el stack del nuevo proceso como para que cuando empieze a ejecutarse lo haga sin problemas. Vale aclarar que es aquí donde se asignan las prioridades a los procesos para que luego el scheduler decida cuanto tiempo viviran en el procesador. En caso de que no se asignen prioridades el scheduler mismo asignara la minima si el numero seteado no fuera valido dentro de los parametros de este sistema operativo.</text:p>
      <text:p text:style-name="P7"/>
      <text:h text:style-name="P49" text:outline-level="3">Kill</text:h>
      <text:p text:style-name="P46">La conocida función UNIX kill fue implementada como un system call que recibe 2 parámetros, actualmente solo esta soportada SIGKILL, haciendose posible en el futuro implementar una versión mas completa y con mas funcionalidad.</text:p>
      <text:p text:style-name="P46">En el caso de recibir SIGKILL, kill fue implementada como una funcion que busca en el vector de procesos al pid deseado, setea el estado del mismo como NONE y luego recorre recursivamente este arreglo buscando hijos y demás descendientes del proceso buscado.</text:p>
      <text:p text:style-name="P7"/>
      <text:h text:style-name="P48" text:outline-level="2">Entrada Salida</text:h>
      <text:p text:style-name="P46">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46">Una vez que el kernel cargó, este le asigna un FD de lectura y un FD de video a la TTY activa, se hablará mas de TTYs en la sección correspondiente.</text:p>
      <text:p text:style-name="P46">Ademas vale destacar que la librería de entrada/salida que se le ofrece al programador del sistema operativo (se encuentra en io.c) es bastante completa e implementa las funciones de la conocida stdio de UNIX, lo cual ayuda tambien a facilitar al programador las herramientas para desarrollar al no tener que aprender nuevas funciones.</text:p>
      <text:p text:style-name="P45"/>
      <text:h text:style-name="P48" text:outline-level="2">TTY</text:h>
      <text:p text:style-name="P46">Las multiples TTYs fueron implementadas como un vector de TTYs, donde la estructura que define a cada una indica si las mismas están activas y mantienen datos sobre los File Descriptors que estas tienen asignados. Actualmente se soportan hasta 7 TTYs, lo cual es modificable en el archivo tty.h. </text:p>
      <text:p text:style-name="P46">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de entrada/salida de los procesos asociados a ellas, esto decidio resolverse asi ya que debia controlarse la <text:soft-page-break/>como los procesos que corren consumen caracteres de la entrada o escriben en la salida.</text:p>
      <text:p text:style-name="P45"/>
      <text:h text:style-name="P48" text:outline-level="2">Scheduler</text:h>
      <text:p text:style-name="P9">El Scheduler funciona de dos maneras: en round-robin y en round-robin con prioridades, el 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9">El scheduler esta implementado como una cola circular que cada vez que debe dar el procesador a otro proceso actua de la siguiente manera:</text:p>
      <text:list text:style-name="L1">
        <text:list-item>
          <text:p text:style-name="P10">Guarda el ESP actual en la estructura del proceso actual.</text:p>
        </text:list-item>
        <text:list-item>
          <text:p text:style-name="P10">Lee el estado del siguiente proceso en la lista, si el estado del mismo no es PROC_READY entonces lee el del proximo.</text:p>
        </text:list-item>
        <text:list-item>
          <text:p text:style-name="P10">Repite el segundo paso hasta encontrar un proceso con estado PROC_READY</text:p>
        </text:list-item>
        <text:list-item>
          <text:p text:style-name="P10">Retorna el subindice en la cola del nuevo proceso</text:p>
        </text:list-item>
      </text:list>
      <text:p text:style-name="P9">En el caso del scheduler con prioridad la implementacion es muy similar</text:p>
      <text:list text:style-name="L2">
        <text:list-item>
          <text:p text:style-name="P14">Guarda el ESP actual en la estructura del proceso actual.</text:p>
        </text:list-item>
        <text:list-item>
          <text:p text:style-name="P14">Si el proceso actual estuvo menos tiempo en el procesador del tiempo que debe entonces lo deja y le suma 1 a la cantidad de time slots que vivio</text:p>
        </text:list-item>
        <text:list-item>
          <text:p text:style-name="P14">Por el contrario, si ya cumplio su tiempo de vida:</text:p>
          <text:p text:style-name="P14">Lee el estado del siguiente proceso en la lista, si el estado del mismo no es PROC_READY entonces lee el del proximo.</text:p>
        </text:list-item>
        <text:list-item>
          <text:p text:style-name="P14">Repite el tercer paso hasta encontrar un proceso con estado PROC_READY</text:p>
        </text:list-item>
        <text:list-item>
          <text:p text:style-name="P14">En la estructura que define a este proceso setea su tiempo vivido con 0</text:p>
        </text:list-item>
        <text:list-item>
          <text:p text:style-name="P14">Retorna el subindice en la cola del nuevo proceso</text:p>
        </text:list-item>
      </text:list>
      <text:p text:style-name="P9">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43"/>
      <text:h text:style-name="P48" text:outline-level="2">Estado de Procesos</text:h>
      <text:p text:style-name="P9">El estado de los procesos en cualquier momento dado es uno de los siguientes:</text:p>
      <text:list text:style-name="L3">
        <text:list-item>
          <text:p text:style-name="P21">PROC_BLOQUED</text:p>
        </text:list-item>
        <text:list-item>
          <text:p text:style-name="P21">PROC_SLEEP_BLOQUED – Para procesos que estan durmiendo</text:p>
        </text:list-item>
        <text:list-item>
          <text:p text:style-name="P21">PROC_STDIN_BLOQUED – Para procesos que se bloquearon leyendo una entrada vacia</text:p>
        </text:list-item>
        <text:list-item>
          <text:p text:style-name="P21">PROC_CHILD_BLOQUED – Para procesos que están esperando que un hijo termine de ejecutarse</text:p>
        </text:list-item>
        <text:list-item>
          <text:p text:style-name="P21">PROC_SEM_BLOQUED -<text:tab/>Para procesos que están esperando un semáforo para acceder a una shared memory</text:p>
        </text:list-item>
        <text:list-item>
          <text:p text:style-name="P21">PROC_READY – Para procesos que no estan bloqueados ni ejecutandose</text:p>
        </text:list-item>
        <text:list-item>
          <text:p text:style-name="P21">PROC_EXECUTING – Para procesos que estan ejecutandose</text:p>
        </text:list-item>
        <text:list-item>
          <text:p text:style-name="P21">NONE – No es un estado en sí sino que es el estado que figura en las entradas del arreglo de procesos del scheduler cuando ese elemento está vacio.</text:p>
        </text:list-item>
      </text:list>
      <text:p text:style-name="P9"><text:soft-page-break/>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9">La prioridad de los procesos se utiliza principalmente para determinar cuantos time slots se le asigna a cada proceso (recordar que 1 time slot = 1 timer tick), los procesos de prioridad 0 permanecen 1 time slot en ejecución, los de prioridad 1 permacen 2 time slots, etc.</text:p>
      <text:p text:style-name="P9">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9">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9">Se considera que a menos que un proceso este en estado PROC_READY, el mismo no ocupa timeslots del procesador y cuando se ejecute la funcion top esto es lo que se vera reflejado en el output.</text:p>
      <text:p text:style-name="P43"/>
      <text:h text:style-name="P47" text:outline-level="2">Excepciones</text:h>
      <text:p text:style-name="P9">El sistema operativo maneja ciertas excepciones basicas utilizando la IDT. Estas excepciones son:</text:p>
      <text:list text:style-name="L7">
        <text:list-item>
          <text:p text:style-name="P29">Divide by Zero</text:p>
        </text:list-item>
        <text:list-item>
          <text:p text:style-name="P29">General Protection Fault</text:p>
        </text:list-item>
        <text:list-item>
          <text:p text:style-name="P29">Page Fault</text:p>
        </text:list-item>
        <text:list-item>
          <text:p text:style-name="P29">Out of Bounds</text:p>
        </text:list-item>
        <text:list-item>
          <text:p text:style-name="P29">Invalid OP Code</text:p>
        </text:list-item>
      </text:list>
      <text:p text:style-name="P9">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48" text:outline-level="2">IPC</text:h>
      <text:p text:style-name="P9">Para permitir la comunicación entre procesos se implementó el IPC de UNIX shared memory, acompañado por supuesto de una implementación de semáforos.</text:p>
      <text:p text:style-name="P9">Los shared memory se identifican por una key que debe ser única y son guardados en un arreglo de registros de tipo s_ipc_block_shm los cuales identifican univocamente a los mismos.</text:p>
      <text:p text:style-name="P9">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9">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43"/>
      <text:h text:style-name="P48" text:outline-level="2"><text:soft-page-break/>Intérprete de comandos</text:h>
      <text:p text:style-name="P9">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9">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9">Los programas que pueden ser llamados desde el shell se registran (en el archivo shell.c) como handlers que llaman a los mismos, de esta manera se mantiene la uniformidad en la llamada.</text:p>
      <text:p text:style-name="P9">Una de las debilidades del mismo es que la historia de comandos solo llega a abarcar como maximo 10, aunque esto es simplemente modificable, ya que la constante simbolica que lo define es la unica limitacion en este aspecto.</text:p>
      <text:p text:style-name="P43"/>
      <text:h text:style-name="P48" text:outline-level="2">Fork</text:h>
      <text:p text:style-name="P6">Este método para la duplicación de procesos fue implementado mediante un syscall.</text:p>
      <text:p text:style-name="P44"/>
      <text:h text:style-name="P48" text:outline-level="2">Procesos en background</text:h>
      <text:p text:style-name="P9">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43"/>
      <text:h text:style-name="P48" text:outline-level="2">Administración de memoria</text:h>
      <text:p text:style-name="P9">Se eligio utilizar un modelo flat en cuanto a la unidad de segmentación, ya que al no poder desactivarla, lo mas parecido a eso es definir 4 segmentos diferentes, los cuales son:</text:p>
      <text:list text:style-name="L4">
        <text:list-item>
          <text:p text:style-name="P34">2 Segmentos de codigo que ocupan toda la memoria cada uno, uno de 16bits y otro de 32 bits.</text:p>
        </text:list-item>
        <text:list-item>
          <text:p text:style-name="P34">2 Segmentos de datos que ocupan toda la memoria cada uno, uno de 16 bits y otro de 32 bits.</text:p>
        </text:list-item>
      </text:list>
      <text:p text:style-name="P9">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5">
        <text:list-item>
          <text:p text:style-name="P36">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36">Cada vez que se pida una nueva pagina, la librería de paginacion busca la primer pagina vacia y la reserva, asi como tambien otras paginas si ese fuera el caso.</text:p>
        </text:list-item>
        <text:list-item>
          <text:p text:style-name="P36"><text:soft-page-break/>Para dar de baja o de alta una pagina basta con setear en el registro de atributos de la misma el ultimo bit en 0 o 1 dependiendo de si se la quiere dar de baja o de alta.</text:p>
        </text:list-item>
      </text:list>
      <text:p text:style-name="P9">Por otro lado, a diferencia del trabajo presentado en “Arquitecturas de computadoras”, se ofrece la posibilidad de pedir memoria dinamicamente, utilizando el ya conocido malloc(). Este funciona de la siguiente manera:</text:p>
      <text:list text:style-name="L6">
        <text:list-item>
          <text:p text:style-name="P39">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39">Cuando se pide un bloque de memoria el memory manager se fija si tiene suficiente memoria disponible, si es asi le asigna un bloque al proceso que lo pidio y actualiza el puntero al primer bloque libre.</text:p>
        </text:list-item>
        <text:list-item>
          <text:p text:style-name="P39">Cuando se quiere liberar un bloque de memoria basta con setear el flag de free en el header del mismo. Ademas, para mantener consistente la lista se une el nuevo bloque libre a sus vecinos si estos estuvieran libres.</text:p>
        </text:list-item>
      </text:list>
      <text:p text:style-name="P43"><text:tab/></text:p>
      <text:h text:style-name="P48" text:outline-level="2">Programas de prueba</text:h>
      <text:p text:style-name="P9">El programa de prueba malloc se encarga de testear la función del sistema operativo del mismo nombre, basicamente es un ciclo que mientras logre que se le asigne un bloque de 400 bytes sigue pidiendo memoria e imprimiendo donde empieza el bloque que se le asignó, hasta que finalmente la función malloc le devuelve NULL por falta de recursos y el programa termina avisando de lo sucedido.</text:p>
      <text:p text:style-name="P9">El programa de prueba div0 simplemente realiza una division por cero para demostrar el funcionamiento de las excepciones. Cuando se ejecuta lo unico que se verá sera el mensaje “Dividiendo por cero”, seguido por el mensaje impreso por el handler de la excepcion Divide by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7T05:17:07</dc:date>
    <meta:editing-cycles>23</meta:editing-cycles>
    <meta:editing-duration>PT21H24M15S</meta:editing-duration>
    <meta:user-defined meta:name="Información 1"/>
    <meta:user-defined meta:name="Información 2"/>
    <meta:user-defined meta:name="Información 3"/>
    <meta:user-defined meta:name="Información 4"/>
    <meta:document-statistic meta:table-count="0" meta:image-count="0" meta:object-count="0" meta:page-count="8" meta:paragraph-count="103" meta:word-count="3095" meta:character-count="18036"/>
  </office:meta>
</office:document-meta>
</file>